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body" svg:font-family="apple-system-body,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10pt" fo:letter-spacing="normal" fo:font-style="normal" fo:font-weight="normal" officeooo:paragraph-rsid="001b80be" style:font-size-asian="10pt" style:font-size-complex="10pt"/>
    </style:style>
    <style:style style:name="P2"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officeooo:paragraph-rsid="001b80be" style:font-size-asian="9pt" style:font-size-complex="9pt"/>
    </style:style>
    <style:style style:name="P3"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fo:background-color="transparent" style:font-size-asian="9pt" style:font-size-complex="9pt" loext:padding="0in" loext:border="none"/>
    </style:style>
    <style:style style:name="P4"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style>
    <style:style style:name="P5"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size="9pt" style:font-size-asian="9pt" style:font-size-complex="9pt"/>
    </style:style>
    <style:style style:name="P6" style:family="paragraph" style:parent-style-name="Heading_20_1">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style:font-size-asian="9pt" style:font-size-complex="9pt"/>
    </style:style>
    <style:style style:name="P7" style:family="paragraph" style:parent-style-name="Standard">
      <style:paragraph-properties fo:line-height="100%"/>
      <style:text-properties fo:font-size="10pt" style:font-size-asian="10pt" style:font-size-complex="10pt"/>
    </style:style>
    <style:style style:name="P8" style:family="paragraph" style:parent-style-name="Text_20_body" style:list-style-name="L1">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fo:background-color="transparent" style:font-size-asian="9pt" style:font-size-complex="9pt" loext:padding="0in" loext:border="none"/>
    </style:style>
    <style:style style:name="P9" style:family="paragraph" style:parent-style-name="Text_20_body" style:list-style-name="L2">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fo:background-color="transparent" style:font-size-asian="9pt" style:font-size-complex="9pt" loext:padding="0in" loext:border="none"/>
    </style:style>
    <style:style style:name="P10" style:family="paragraph" style:parent-style-name="Text_20_body" style:list-style-name="L3">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fo:background-color="transparent" style:font-size-asian="9pt" style:font-size-complex="9pt" loext:padding="0in" loext:border="none"/>
    </style:style>
    <style:style style:name="T1" style:family="text">
      <style:text-properties fo:font-weight="bold" style:font-weight-asian="bold" style:font-weight-complex="bold"/>
    </style:style>
    <style:style style:name="T2" style:family="text">
      <style:text-properties fo:font-variant="normal" fo:text-transform="none" style:font-name="apple-system-body" fo:font-size="9pt" fo:letter-spacing="normal" fo:font-style="normal" fo:font-weight="bold" fo:background-color="transparent" loext:char-shading-value="0" style:font-size-asian="9pt" style:font-size-complex="9pt" loext:padding="0in" loext:border="none"/>
    </style:style>
    <style:style style:name="T3" style:family="text">
      <style:text-properties fo:font-size="9pt" style:font-size-asian="9pt" style:font-size-complex="9pt"/>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unior Data Scientist (0-2 years exp)</text:p>
      <text:p text:style-name="P1"><text:a xlink:type="simple" xlink:href="https://www.linkedin.com/mwlite/jobs/view/1450392287?referenceId=SYUoembhScaUsjWpTfpTww%3D%3D&amp;eBP=CwEAAAFtOVB0ILPg48MHYxN1G5GSPcPIe6Rw2KNeTGkQV5eLZD5AElk34vdWYIIBSoxQLu5Vd4j0MJc33BVl4-hsMWoQtdxMOB8o8jkEi8Nn_2rOZGZDh5oV_AdEBcCzqXZaUT5NchDaW840AarPczUlo2Ox00Cz79Atgku8F0undrG0MOV92SFUsUjISUH30zucCZO2EWXigBYD0SyzcvQ77tlPboLlFR4hB2N5eHcLRe3t-urVfuVSC1e3X72n2sxDOsTCQALRkzMLTMWHKDkg334ZJ18VujnacIkDz4zN0V9q_lVgrQy4mkRclxqPjrKkUJ3aZNI&amp;fbclid=IwAR2lehnsF0t5g_LITdQ-s7hEa5yuZiHMM9yoV5gxA3-j5Cqktlftaauo7Ag" text:style-name="Internet_20_link" text:visited-style-name="Visited_20_Internet_20_Link"><text:span text:style-name="T3">Nineleaps</text:span></text:a></text:p>
      <text:h text:style-name="P6" text:outline-level="1">Job description</text:h>
      <text:p text:style-name="P3">Experience : 0-2 years</text:p>
      <text:p text:style-name="P3">Qualification : B.Tech/ M.Tech from Tier 1 institutes (Preferably IITs)</text:p>
      <text:p text:style-name="P5"/>
      <text:p text:style-name="P4"><text:span text:style-name="Strong_20_Emphasis"><text:span text:style-name="T2">Primary Responsibilities:</text:span></text:span></text:p>
      <text:p text:style-name="P5"/>
      <text:list xml:id="list1808515851" text:style-name="L1">
        <text:list-item>
          <text:p text:style-name="P8">Work closely with business veterans to build NLP Applications using open-source tools and technologies</text:p>
        </text:list-item>
        <text:list-item>
          <text:p text:style-name="P8">Work with team to understand business requirments and break then down into actionable plans for developing software artifacts</text:p>
        </text:list-item>
        <text:list-item>
          <text:p text:style-name="P8">Research academic papers and implement POCs for text pre-processing and analysis under guidance</text:p>
        </text:list-item>
        <text:list-item>
          <text:p text:style-name="P8">Design, build and maintain scalable ETL</text:p>
        </text:list-item>
        <text:list-item>
          <text:p text:style-name="P8">Pipelines for ingesting large volumes of unstructured (textual) data from a variety of sources</text:p>
        </text:list-item>
        <text:list-item>
          <text:p text:style-name="P8">Algorithms for analyzing large volumes of textual data</text:p>
        </text:list-item>
        <text:list-item>
          <text:p text:style-name="P8">Write efficient code and device and implement pertinent tests</text:p>
        </text:list-item>
      </text:list>
      <text:p text:style-name="P5"/>
      <text:p text:style-name="P4"><text:span text:style-name="Strong_20_Emphasis"><text:span text:style-name="T2">Must Have Skills:</text:span></text:span></text:p>
      <text:p text:style-name="P4"><text:span text:style-name="Strong_20_Emphasis"><text:span text:style-name="T2">Prior NLP experience</text:span></text:span></text:p>
      <text:p text:style-name="P5"/>
      <text:list xml:id="list1338058326" text:style-name="L2">
        <text:list-item>
          <text:p text:style-name="P9">Knowledge of NLP applications like (named) <text:span text:style-name="T1">entity recognition, text categorization / clustering, topic modeling, sentiment analysis, document summarization, semantic search, etc</text:span></text:p>
        </text:list-item>
        <text:list-item>
          <text:p text:style-name="P9">Experience with and knowledge of one or more bread-and-butter techniques *like* <text:span text:style-name="T1">LSA, LDA, PCFGs</text:span></text:p>
        </text:list-item>
        <text:list-item>
          <text:p text:style-name="P9">Strong understanding of basic concepts *like* <text:span text:style-name="T1">stopwords, tf-idf, stemming &amp; lemmatization, bag-of-words, word vectorization</text:span></text:p>
        </text:list-item>
        <text:list-item>
          <text:p text:style-name="P9">Experience using one or more tools / packages like <text:span text:style-name="T1">nltk, word2vec, fastText, gloVe, OpenNLP, WordNet</text:span></text:p>
        </text:list-item>
      </text:list>
      <text:p text:style-name="P5"/>
      <text:p text:style-name="P4"><text:span text:style-name="Strong_20_Emphasis"><text:span text:style-name="T2">Technology experience:</text:span></text:span></text:p>
      <text:p text:style-name="P5"/>
      <text:list xml:id="list2286464995" text:style-name="L3">
        <text:list-item>
          <text:p text:style-name="P10">Good working knowledge of python</text:p>
        </text:list-item>
        <text:list-item>
          <text:p text:style-name="P10">Experience with scraping text data from web sources and consuming data from REST APIs</text:p>
        </text:list-item>
        <text:list-item>
          <text:p text:style-name="P10">Experience using code versioning tools (such as Git, Mercurial or SVN)</text:p>
        </text:list-item>
        <text:list-item>
          <text:p text:style-name="P10">Product mindset - stability, scalability and modularity</text:p>
        </text:list-item>
      </text:list>
      <text:p text:style-name="P7"/>
      <text:p text:style-name="Horizontal_20_Line"/>
      <text:p text:style-name="P7"/>
      <text:p text:style-name="P7"><text:a xlink:type="simple" xlink:href="https://www.linkedin.com/jobs/view/1457629871/" text:style-name="Internet_20_link" text:visited-style-name="Visited_20_Internet_20_Link">Brief About Qure.Ai</text:a></text:p>
      <text:p text:style-name="P7"/>
      <text:p text:style-name="P7">Qure.ai was founded in 2016. Our mission is to use artificial intelligence to make healthcare more accessible and affordable. Our core team combines deep learning expertise with clinical, scientific and regulatory knowledge. Our advisory panel consists of radiologists, other doctors and public health experts. We work with these specialists to define clinically relevant problems and design real-world solutions.</text:p>
      <text:p text:style-name="P7"/>
      <text:p text:style-name="P7">Some Of The Attractive Pluses Of The Job Are</text:p>
      <text:p text:style-name="P7">• The opportunity to work with a world class team with a strong technical background, and who are extremely passionate about solving real-world applied problems in the various business domains.</text:p>
      <text:p text:style-name="P7">• A real opportunity to expand your skill-sets and a chance to learn and use the latest advances and approaches in data mining on real world data-sets.</text:p>
      <text:p text:style-name="P7">• Working at a fast-paced work-environment where you are expected to be self-motivated and are measured on your performance.</text:p>
      <text:p text:style-name="P7"/>
      <text:p text:style-name="P7">Job Description</text:p>
      <text:p text:style-name="P7">• Collaborate closely with the data science team</text:p>
      <text:p text:style-name="P7">• Use internal software tools to assist data scientists in carrying out computer vision research</text:p>
      <text:p text:style-name="P7">• <text:span text:style-name="T1">Tag extraction from large textual data</text:span></text:p>
      <text:p text:style-name="P7">• <text:span text:style-name="T1">Link metadata (features, comments) to images/vide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body" svg:font-family="apple-system-body,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14:46:33.510000000</meta:creation-date>
    <meta:generator>LibreOffice/6.2.4.2$Windows_X86_64 LibreOffice_project/2412653d852ce75f65fbfa83fb7e7b669a126d64</meta:generator>
    <dc:date>2019-09-16T18:12:01.303000000</dc:date>
    <meta:editing-duration>PT3H15M17S</meta:editing-duration>
    <meta:editing-cycles>3</meta:editing-cycles>
    <meta:document-statistic meta:table-count="0" meta:image-count="0" meta:object-count="0" meta:page-count="1" meta:paragraph-count="35" meta:word-count="416" meta:character-count="2756" meta:non-whitespace-character-count="2390"/>
  </office:meta>
</office:document-meta>
</file>